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ecise Rectangle</text:p>
      <text:p text:style-name="Author"><text:a xlink:type="simple" xlink:href="https://csci-1301.github.io/about#authors" office:name=""><text:span text:style-name="Definition">https://csci-1301.github.io/about#authors</text:span></text:a></text:p>
      <text:p text:style-name="Date">January 12, 2023 (03:45: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and then to try the other technique: you should know both how to edit existing projects and to start from scratch.</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labs/PreciseRectangle/../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 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 text:style-name="L5">
        <text:list-item>
          <text:p text:style-name="P5"><text:a xlink:type="simple" xlink:href="https://docs.microsoft.com/en-us/dotnet/standard/design-guidelines/general-naming-conventions" office:name=""><text:span text:style-name="Definition">the documentation on general naming conventions</text:span></text:a>,</text:p>
        </text:list-item>
        <text:list-item>
          <text:p text:style-name="P5">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ecise Rectang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2Z</meta:creation-date>
    <dc:date>2023-01-12T20:45:22Z</dc:date>
    <meta:user-defined meta:name="date" meta:value-type="string">January  12, 2023 (03:45: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